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744.75pt"/>
    </style:style>
    <style:style style:name="co4" style:family="table-column">
      <style:table-column-properties fo:break-before="auto" style:column-width="17.26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20.24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63.01pt"/>
    </style:style>
    <style:style style:name="co12" style:family="table-column">
      <style:table-column-properties fo:break-before="auto" style:column-width="14.26pt"/>
    </style:style>
    <style:style style:name="co13" style:family="table-column">
      <style:table-column-properties fo:break-before="auto" style:column-width="12.76pt"/>
    </style:style>
    <style:style style:name="co14" style:family="table-column">
      <style:table-column-properties fo:break-before="auto" style:column-width="57pt"/>
    </style:style>
    <style:style style:name="co15" style:family="table-column">
      <style:table-column-properties fo:break-before="auto" style:column-width="82.49pt"/>
    </style:style>
    <style:style style:name="co16" style:family="table-column">
      <style:table-column-properties fo:break-before="auto" style:column-width="43.51pt"/>
    </style:style>
    <style:style style:name="co17" style:family="table-column">
      <style:table-column-properties fo:break-before="auto" style:column-width="94.51pt"/>
    </style:style>
    <style:style style:name="co18" style:family="table-column">
      <style:table-column-properties fo:break-before="auto" style:column-width="55.5pt"/>
    </style:style>
    <style:style style:name="co19" style:family="table-column">
      <style:table-column-properties fo:break-before="auto" style:column-width="97.51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87.76pt"/>
    </style:style>
    <style:style style:name="co22" style:family="table-column">
      <style:table-column-properties fo:break-before="auto" style:column-width="244.49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RAMPS_20_Version">
      <style:table-properties table:display="true" style:writing-mode="lr-tb"/>
    </style:style>
    <style:style style:name="ta2" style:family="table" style:master-page-name="PageStyle_5f_Original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6]))&gt;0)" style:apply-style-name="ConditionalStyle_5f_1" style:base-cell-address="'RAMPS Version'.A26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50]))&gt;0)" style:apply-style-name="ConditionalStyle_5f_1" style:base-cell-address="'RAMPS Version'.A50"/>
    </style:style>
    <style:style style:name="ce3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3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3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45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50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56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6d9ee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6d9ee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6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6d9ee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3c78d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3c7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67" style:family="table-cell" style:parent-style-name="Default">
      <style:table-cell-properties fo:border-bottom="none" fo:background-color="#3c7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3c78d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3c78d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3c78d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71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3c78d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3c78d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1155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77" style:family="table-cell" style:parent-style-name="Default">
      <style:table-cell-properties fo:border-bottom="none" fo:background-color="#1155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1155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1155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1155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8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1155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ackground-color="#1155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H26]))&gt;0)" style:apply-style-name="ConditionalStyle_5f_1" style:base-cell-address="'RAMPS Version'.H26"/>
    </style:style>
    <style:style style:name="ce8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1155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1155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2]))&gt;0)" style:apply-style-name="ConditionalStyle_5f_1" style:base-cell-address="'RAMPS Version'.A12"/>
    </style:style>
    <style:style style:name="ce9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50]))&gt;0)" style:apply-style-name="ConditionalStyle_5f_1" style:base-cell-address="'RAMPS Version'.A50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3c7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1155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0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3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MPS 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8" table:default-cell-style-name="Default"/>
        <table:table-row table:style-name="ro1">
          <table:table-cell table:style-name="ce1" office:value-type="string" calcext:value-type="string">
            <text:p>QUANTITY NEEDED</text:p>
          </table:table-cell>
          <table:table-cell table:style-name="ce1" office:value-type="string" calcext:value-type="string">
            <text:p>ITEM DESCRIPTION</text:p>
          </table:table-cell>
          <table:table-cell table:style-name="ce1" office:value-type="string" calcext:value-type="string">
            <text:p>ORDERING LINK 1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1" office:value-type="string" calcext:value-type="string">
            <text:p>PRICE EA 1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office:annotation draw:style-name="gr1" draw:text-style-name="P2" svg:width="58.51pt" svg:height="216.94pt" svg:x="1088.99pt" svg:y="-64.97pt" draw:caption-point-x="-11.54pt" draw:caption-point-y="65.25pt">
              <dc:date>2018-08-21T00:00:00</dc:date>
              <text:p text:style-name="P1">To 64469 zip code, central USA (Missouri location), assuming enough parts for 12 machine builds as the nominal working quantity</text:p>
              <text:p text:style-name="P1"/>
              <text:p text:style-name="P1"/>
            </office:annotation>
            <text:p>SUPPLIER SHIPPING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1" office:value-type="string" calcext:value-type="string">
            <office:annotation draw:style-name="gr1" draw:text-style-name="P2" svg:width="262.49pt" svg:height="64.37pt" svg:x="1204.5pt" svg:y="11.31pt" draw:caption-point-x="-11.54pt" draw:caption-point-y="-11.03pt">
              <dc:date>2018-08-21T00:00:00</dc:date>
              <text:p text:style-name="P1">To 64469 zip code, central USA (Missouri location), assuming enough parts for 12 machine builds as the nominal working quantity</text:p>
              <text:p text:style-name="P1"/>
              <text:p text:style-name="P1"/>
            </office:annotation>
            <text:p>MOQ SUPPLIER</text:p>
          </table:table-cell>
          <table:table-cell table:style-name="ce90" office:value-type="string" calcext:value-type="string">
            <office:annotation draw:style-name="gr2" draw:text-style-name="P2" svg:width="303.02pt" svg:height="111.32pt" svg:x="1246.48pt" svg:y="2.83pt" draw:caption-point-x="-11.54pt" draw:caption-point-y="-2.55pt">
              <dc:date>2018-08-21T00:00:00</dc:date>
              <text:p text:style-name="P1">Includes shipping. Take the preferred supplier. Take price at MOQ. Assuming that MOQ is typically &gt; Quantity Used for the on-demand production scenario, this implies keeping stock, and usage price should always be lower. Thus, this system works out at the quantity of a minimum of 12 items produced.</text:p>
              <text:p text:style-name="P1"><text:s/></text:p>
              <text:p text:style-name="P1"/>
              <text:p text:style-name="P1"/>
              <text:p text:style-name="P1"/>
            </office:annotation>
            <text:p>SUPPLIER PRICE</text:p>
          </table:table-cell>
          <table:table-cell table:style-name="ce92" office:value-type="string" calcext:value-type="string">
            <office:annotation draw:style-name="gr1" draw:text-style-name="P2" svg:width="283.49pt" svg:height="46.49pt" svg:x="1329pt" svg:y="20.24pt" draw:caption-point-x="-11.54pt" draw:caption-point-y="-19.96pt">
              <dc:date>2018-08-21T00:00:00</dc:date>
              <text:p text:style-name="P1">Defined as (QUANTITY USED/MOQ)*PRICE</text:p>
              <text:p text:style-name="P1"/>
              <text:p text:style-name="P1"/>
            </office:annotation>
            <text:p>USAGE PRICE</text:p>
          </table:table-cell>
          <table:table-cell table:style-name="ce1" office:value-type="string" calcext:value-type="string">
            <text:p>LEAD TIMES</text:p>
          </table:table-cell>
          <table:table-cell table:style-name="ce1" office:value-type="string" calcext:value-type="string">
            <text:p>PREFERRED VENDORS</text:p>
          </table:table-cell>
          <table:table-cell table:style-name="ce1" office:value-type="string" calcext:value-type="string">
            <text:p>PREFERRED PART #</text:p>
          </table:table-cell>
          <table:table-cell table:style-name="ce1" office:value-type="string" calcext:value-type="string">
            <text:p>WEIGHT EACH (lb)</text:p>
          </table:table-cell>
          <table:table-cell table:style-name="ce1" office:value-type="string" calcext:value-type="string">
            <text:p>WEIGHT TOTAL</text:p>
          </table:table-cell>
          <table:table-cell table:style-name="ce1" office:value-type="string" calcext:value-type="string">
            <text:p>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Motion + Heat</text:p>
          </table:table-cell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4" table:number-columns-repeated="6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hrome rod</text:p>
          </table:table-cell>
          <table:table-cell table:style-name="ce31" office:value-type="string" calcext:value-type="string">
            <text:p><text:a xlink:href="https://www.mcmaster.com/#8938k315/=16qnp9x" xlink:type="simple">https://www.mcmaster.com/#8938k315/=16qnp9x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float" office:value="10.9" calcext:value-type="float">
            <text:p>10.9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9"/>
          <table:table-cell table:style-name="ce42"/>
          <table:table-cell table:style-name="ce54"/>
          <table:table-cell table:style-name="ce65"/>
          <table:table-cell table:style-name="ce75"/>
          <table:table-cell table:style-name="ce84"/>
          <table:table-cell table:style-name="ce91"/>
          <table:table-cell table:style-name="ce93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M4x40 socket head screw</text:p>
          </table:table-cell>
          <table:table-cell table:style-name="ce31" office:value-type="string" calcext:value-type="string">
            <text:p><text:a xlink:href="http://www.hexcrews.com/m4x40-socket-cap-screw.aspx" xlink:type="simple">http://www.hexcrews.com/m4x40-socket-cap-screw.aspx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float" office:value="0.1" calcext:value-type="float">
            <text:p>0.1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9" office:value-type="float" office:value="0.25" calcext:value-type="float">
            <text:p>0.25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float" office:value="5" calcext:value-type="float">
            <text:p>5</text:p>
          </table:table-cell>
          <table:table-cell table:style-name="ce91" table:formula="of:=[.A4]*[.H4]+[.A4]*[.M4]" office:value-type="string" office:string-value="0.7" calcext:value-type="string">
            <text:p>0.7</text:p>
          </table:table-cell>
          <table:table-cell table:style-name="ce93" office:value-type="float" office:value="0.7" calcext:value-type="float">
            <text:p>0.7</text:p>
          </table:table-cell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t cooling fan [type: 50mm radial fan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1.16" calcext:value-type="float">
            <text:p>$1.16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epper motors 12V[type:NEMA17 stepper motor]</text:p>
          </table:table-cell>
          <table:table-cell table:style-name="ce32" office:value-type="string" calcext:value-type="string">
            <text:p><text:a xlink:href="https://www.aliexpress.com/wholesale?ltype=wholesale&amp;d=y&amp;origin=y&amp;isViewCP=y&amp;catId=100006835&amp;initiative_id=AS_20170317064406&amp;SearchText=nema17+stepper+motor&amp;blanktest=0&amp;tc=af" xlink:type="simple">https://www.aliexpress.com/wholesale?ltype=wholesale&amp;d=y&amp;origin=y&amp;isViewCP=y&amp;catId=100006835&amp;initiative_id=AS_20170317064406&amp;SearchText=nema17+stepper+motor&amp;blanktest=0&amp;tc=af</text:a></text:p>
          </table:table-cell>
          <table:table-cell table:style-name="ce43" office:value-type="string" calcext:value-type="string">
            <text:p><text:a xlink:href="https://www.aliexpress.com/item/5pcs-a-lot-4-lead-Nema17-Stepper-Motor-42-motor-Nema-17-motor-42BYGH-1-7A/1891262884.html?spm=2114.01010208.3.20.WMYRF5&amp;ws_ab_test=searchweb0_0,searchweb201602_4_10065_10068_433_434_10136_10137_10138_10060_10062_10141_10056_10140_10055_10054_128_10059_10099_10103_10102_10096_10052_10053_10050_10107_10142_10051_10106_10084_10083_10119_10080_10082_10081_10110_10111_10112_10113_10114_10078_10079_10073_10070_10122_10123_10120_10124-10119,searchweb201603_6,afswitch_1_afChannel,ppcSwitch_3,single_sort_0_default&amp;btsid=176f0b12-377f-4383-9ba9-48f57c2bc6b9&amp;algo_expid=8342afb4-d057-453b-8a77-361a89017968-2&amp;algo_pvid=8342afb4-d057-453b-8a77-361a89017968" xlink:type="simple">https://www.aliexpress.com/item/5pcs-a-lot-4-lead-Nema17-Stepper-Motor-42-motor-Nema-17-motor-42BYGH-1-7A/1891262884.html?spm=2114.01010208.3.20.WMYRF5&amp;ws_ab_test=searchweb0_0,searchweb201602_4_10065_10068_433_434_10136_10137_10138_10060_10062_10141_10056_10140_10055_10054_128_10059_10099_10103_10102_10096_10052_10053_10050_10107_10142_10051_10106_10084_10083_10119_10080_10082_10081_10110_10111_10112_10113_10114_10078_10079_10073_10070_10122_10123_10120_10124-10119,searchweb201603_6,afswitch_1_afChannel,ppcSwitch_3,single_sort_0_default&amp;btsid=176f0b12-377f-4383-9ba9-48f57c2bc6b9&amp;algo_expid=8342afb4-d057-453b-8a77-361a89017968-2&amp;algo_pvid=8342afb4-d057-453b-8a77-361a89017968</text:a></text:p>
          </table:table-cell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MK8 </text:p>
          </table:table-cell>
          <table:table-cell table:style-name="ce32" office:value-type="string" calcext:value-type="string">
            <text:p><text:a xlink:href="https://www.aliexpress.com/item/3d-printer-nozzle-Accessory-Kit-extruder-MK8-latest-update/32472360691.html?spm=2114.01010208.3.218.Y2gGHa&amp;ws_ab_test=searchweb0_0,searchweb201602_4_10065_10068_433_434_10136_10137_10138_10060_10062_10056_10055_10054_302_10059_10099_10103_10102_10096_10052_10053_10050_10107_10051_10106_10084_10083_10119_10080_10082_10081_10110_10111_10112_10113_10114_10078_10079_10073_10070_10122_10123_10120_10126_6000000_10124,searchweb201603_9,afswitch_1_afChannel,ppcSwitch_2,single_sort_0_price_asc&amp;btsid=fb00d909-4ce5-4151-803d-a80986a3c7d9&amp;algo_expid=1227b62d-0d41-485f-945d-ebea6d8ecac4-29&amp;algo_pvid=1227b62d-0d41-485f-945d-ebea6d8ecac4" xlink:type="simple">https://www.aliexpress.com/item/3d-printer-nozzle-Accessory-Kit-extruder-MK8-latest-update/32472360691.html?spm=2114.01010208.3.218.Y2gGHa&amp;ws_ab_test=searchweb0_0,searchweb201602_4_10065_10068_433_434_10136_10137_10138_10060_10062_10056_10055_10054_302_10059_10099_10103_10102_10096_10052_10053_10050_10107_10051_10106_10084_10083_10119_10080_10082_10081_10110_10111_10112_10113_10114_10078_10079_10073_10070_10122_10123_10120_10126_6000000_10124,searchweb201603_9,afswitch_1_afChannel,ppcSwitch_2,single_sort_0_price_asc&amp;btsid=fb00d909-4ce5-4151-803d-a80986a3c7d9&amp;algo_expid=1227b62d-0d41-485f-945d-ebea6d8ecac4-29&amp;algo_pvid=1227b62d-0d41-485f-945d-ebea6d8ecac4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17.98" calcext:value-type="float">
            <text:p>$17.98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tend Extruter liner[type:2x4mm bowden tube]</text:p>
          </table:table-cell>
          <table:table-cell table:style-name="ce32" office:value-type="string" calcext:value-type="string">
            <text:p><text:a xlink:href="http://s.click.aliexpress.com/e/Eqf6MBA" xlink:type="simple">http://s.click.aliexpress.com/e/Eqf6MBA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/>
          <table:table-cell table:style-name="ce14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Extruder [type:E3D v6 head with fan and thermistor]</text:p>
          </table:table-cell>
          <table:table-cell table:style-name="ce32" office:value-type="string" calcext:value-type="string">
            <text:p><text:a xlink:href="https://www.aliexpress.com/premium/E3D-v6.html?ltype=wholesale&amp;ltype=wholesale&amp;d=y&amp;d=y&amp;origin=y&amp;origin=y&amp;isViewCP=y&amp;isViewCP=y&amp;catId=0&amp;initiative_id=SB_20170222161537&amp;SearchText=E3D+v6&amp;blanktest=0&amp;blanktest=0&amp;tc=ppc&amp;aff_platform=link-c-tool&amp;cpt=1489158301133&amp;sk=V33zzBI&amp;aff_trace_key=cf666c61a0a94cc29a52bbb2ed0ff59b-1489158301133-06983-V33zzBI" xlink:type="simple">https://www.aliexpress.com/premium/E3D-v6.html?ltype=wholesale&amp;ltype=wholesale&amp;d=y&amp;d=y&amp;origin=y&amp;origin=y&amp;isViewCP=y&amp;isViewCP=y&amp;catId=0&amp;initiative_id=SB_20170222161537&amp;SearchText=E3D+v6&amp;blanktest=0&amp;blanktest=0&amp;tc=ppc&amp;aff_platform=link-c-tool&amp;cpt=1489158301133&amp;sk=V33zzBI&amp;aff_trace_key=cf666c61a0a94cc29a52bbb2ed0ff59b-1489158301133-06983-V33zzBI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7.01" calcext:value-type="float">
            <text:p>$7.01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Extruder 2[type: MK8 <text:s/>]</text:p>
          </table:table-cell>
          <table:table-cell table:style-name="ce32" office:value-type="string" calcext:value-type="string">
            <text:p><text:a xlink:href="https://www.aliexpress.com/item/2015-3D-printer-latest-MK8-extruder-Makerbot-Prusa-i3-Printhead-full-metal-extrusion-head-single-exturder/32380303211.html?spm=2114.01020208.3.19.xWylRy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dd8752f0-6219-4e20-8d4f-07093a8b35db" xlink:type="simple">https://www.aliexpress.com/item/2015-3D-printer-latest-MK8-extruder-Makerbot-Prusa-i3-Printhead-full-metal-extrusion-head-single-exturder/32380303211.html?spm=2114.01020208.3.19.xWylRy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dd8752f0-6219-4e20-8d4f-07093a8b35db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6" office:value-type="float" office:value="30.6" calcext:value-type="float">
            <text:p>$30.60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2" office:value-type="string" calcext:value-type="string">
            <text:p>Heated bed [type:Reprap heated bed aluminum ]</text:p>
          </table:table-cell>
          <table:table-cell table:style-name="ce32" office:value-type="string" calcext:value-type="string">
            <text:p><text:a xlink:href="http://www.ebay.com/itm/RepRap-3D-Printer-Heated-Bed-12V-Aluminum-Build-Plate-120mmx120mm-by-Makerbot/112029008100?_trksid=p2047675.c100005.m1851&amp;_trkparms=aid%3D2220072%26algo%3DSIC.MBE%26ao%3D2%26asc%3D40130%26meid%3D4fc9edb1f7de4f1fb172eabb91e9d8a6%26pid%3D100005%26rk%3D1%26rkt%3D6%26sd%3D122370324638" xlink:type="simple">http://www.ebay.com/itm/RepRap-3D-Printer-Heated-Bed-12V-Aluminum-Build-Plate-120mmx120mm-by-Makerbot/112029008100?_trksid=p2047675.c100005.m1851&amp;_trkparms=aid%3D2220072%26algo%3DSIC.MBE%26ao%3D2%26asc%3D40130%26meid%3D4fc9edb1f7de4f1fb172eabb91e9d8a6%26pid%3D100005%26rk%3D1%26rkt%3D6%26sd%3D122370324638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18" calcext:value-type="float">
            <text:p>$18.00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 office:value-type="float" office:value="2.4" calcext:value-type="float">
            <text:p>2.4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7" office:value-type="string" calcext:value-type="string">
            <text:p>sub-total</text:p>
          </table:table-cell>
          <table:table-cell table:style-name="ce23"/>
          <table:table-cell table:style-name="ce33"/>
          <table:table-cell table:style-name="ce44"/>
          <table:table-cell table:style-name="ce55"/>
          <table:table-cell table:style-name="ce66"/>
          <table:table-cell table:style-name="ce76"/>
          <table:table-cell table:style-name="ce33" table:formula="of:=SUM([.H2:.H11])" office:value-type="string" office:string-value="85.75" calcext:value-type="string">
            <text:p>85.75</text:p>
          </table:table-cell>
          <table:table-cell table:style-name="ce44"/>
          <table:table-cell table:style-name="ce55"/>
          <table:table-cell table:style-name="ce66"/>
          <table:table-cell table:style-name="ce76"/>
          <table:table-cell table:style-name="ce33"/>
          <table:table-cell table:style-name="ce44"/>
          <table:table-cell table:style-name="ce55"/>
          <table:table-cell table:style-name="ce66"/>
          <table:table-cell table:style-name="ce76"/>
          <table:table-cell table:style-name="ce33"/>
          <table:table-cell table:style-name="ce55"/>
          <table:table-cell table:style-name="ce76"/>
          <table:table-cell table:style-name="ce95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Sensors</text:p>
          </table:table-cell>
          <table:table-cell table:style-name="ce2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Heated bed temperature sensor</text:p>
          </table:table-cell>
          <table:table-cell table:style-name="ce32" office:value-type="string" calcext:value-type="string">
            <text:p><text:a xlink:href="https://www.aliexpress.com/premium/thermistor-100k-cable.html?ltype=wholesale&amp;d=y&amp;origin=y&amp;isViewCP=y&amp;minPrice=&amp;maxPrice=0.6&amp;isBigSale=n&amp;isFreeShip=n&amp;isFavorite=n&amp;isRtl=n&amp;isLocalReturn=n&amp;isMobileExclusive=n&amp;shipCountry=DE&amp;shipFromCountry=&amp;shipCompanies=&amp;SearchText=thermistor+100k+cable&amp;CatId=0&amp;g=y&amp;initiative_id=SB_20170222160809&amp;needQuery=y&amp;tc=ppc&amp;aff_platform=link-c-tool&amp;cpt=1489156206068&amp;sk=nqvJUrN&amp;aff_trace_key=59a840afa8524c1f87af21486ed9896b-1489156206068-07705-nqvJUrN&amp;blanktest=0" xlink:type="simple">https://www.aliexpress.com/premium/thermistor-100k-cable.html?ltype=wholesale&amp;d=y&amp;origin=y&amp;isViewCP=y&amp;minPrice=&amp;maxPrice=0.6&amp;isBigSale=n&amp;isFreeShip=n&amp;isFavorite=n&amp;isRtl=n&amp;isLocalReturn=n&amp;isMobileExclusive=n&amp;shipCountry=DE&amp;shipFromCountry=&amp;shipCompanies=&amp;SearchText=thermistor+100k+cable&amp;CatId=0&amp;g=y&amp;initiative_id=SB_20170222160809&amp;needQuery=y&amp;tc=ppc&amp;aff_platform=link-c-tool&amp;cpt=1489156206068&amp;sk=nqvJUrN&amp;aff_trace_key=59a840afa8524c1f87af21486ed9896b-1489156206068-07705-nqvJUrN&amp;blanktest=0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0.52" calcext:value-type="float">
            <text:p>$0.52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Z-probe[type:5V M8 inductive sensor]</text:p>
          </table:table-cell>
          <table:table-cell table:style-name="ce32" office:value-type="string" calcext:value-type="string">
            <text:p><text:a xlink:href="https://www.aliexpress.com/premium/5v-m8-inductive.html?ltype=wholesale&amp;ltype=wholesale&amp;d=y&amp;d=y&amp;origin=y&amp;origin=y&amp;isViewCP=y&amp;isViewCP=y&amp;catId=0&amp;initiative_id=SB_20170222161220&amp;SearchText=5v+m8+inductive&amp;blanktest=0&amp;blanktest=0&amp;tc=ppc&amp;aff_platform=link-c-tool&amp;cpt=1489157463609&amp;sk=UnYVZFe&amp;aff_trace_key=4170021dfdb44482873bd03945af3c6e-1489157463609-04908-UnYVZFe" xlink:type="simple">https://www.aliexpress.com/premium/5v-m8-inductive.html?ltype=wholesale&amp;ltype=wholesale&amp;d=y&amp;d=y&amp;origin=y&amp;origin=y&amp;isViewCP=y&amp;isViewCP=y&amp;catId=0&amp;initiative_id=SB_20170222161220&amp;SearchText=5v+m8+inductive&amp;blanktest=0&amp;blanktest=0&amp;tc=ppc&amp;aff_platform=link-c-tool&amp;cpt=1489157463609&amp;sk=UnYVZFe&amp;aff_trace_key=4170021dfdb44482873bd03945af3c6e-1489157463609-04908-UnYVZFe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Wiring</text:p>
          </table:table-cell>
          <table:table-cell table:style-name="ce12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7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25" office:value-type="string" calcext:value-type="string">
            <text:p>Reprap 14pcs wire set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3.05" calcext:value-type="float">
            <text:p>$3.05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PCB Boards/ Power Supply</text:p>
          </table:table-cell>
          <table:table-cell table:style-name="ce12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8" table:number-columns-repeated="6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ndstops boards [type: ]</text:p>
          </table:table-cell>
          <table:table-cell table:style-name="ce32" office:value-type="string" calcext:value-type="string">
            <text:p><text:a xlink:href="https://www.aliexpress.com/premium/reprap-endstop.html?ltype=wholesale&amp;ltype=wholesale&amp;d=y&amp;d=y&amp;origin=y&amp;origin=y&amp;isViewCP=y&amp;isViewCP=y&amp;catId=0&amp;initiative_id=SB_20170222161143&amp;SearchText=reprap+endstop&amp;blanktest=0&amp;blanktest=0&amp;tc=ppc&amp;aff_platform=link-c-tool&amp;cpt=1489155181463&amp;sk=aUJURJy&amp;aff_trace_key=fa5699bec097475792834e6caadeb431-1489155181463-06810-aUJURJy" xlink:type="simple">https://www.aliexpress.com/premium/reprap-endstop.html?ltype=wholesale&amp;ltype=wholesale&amp;d=y&amp;d=y&amp;origin=y&amp;origin=y&amp;isViewCP=y&amp;isViewCP=y&amp;catId=0&amp;initiative_id=SB_20170222161143&amp;SearchText=reprap+endstop&amp;blanktest=0&amp;blanktest=0&amp;tc=ppc&amp;aff_platform=link-c-tool&amp;cpt=1489155181463&amp;sk=aUJURJy&amp;aff_trace_key=fa5699bec097475792834e6caadeb431-1489155181463-06810-aUJURJy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table:formula="of:=0.34*2" office:value-type="string" office:string-value="$0.68" calcext:value-type="string">
            <text:p>$0.68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supply</text:p>
          </table:table-cell>
          <table:table-cell table:style-name="ce32" office:value-type="string" calcext:value-type="string">
            <text:p><text:a xlink:href="https://www.aliexpress.com/wholesale?catId=0&amp;initiative_id=SB_20170310060905&amp;isPremium=y&amp;SearchText=dc12v+20a" xlink:type="simple">https://www.aliexpress.com/wholesale?catId=0&amp;initiative_id=SB_20170310060905&amp;isPremium=y&amp;SearchText=dc12v+20a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46" office:value-type="float" office:value="20.7" calcext:value-type="float">
            <text:p>$20.70</text:p>
          </table:table-cell>
          <table:table-cell table:style-name="ce46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MotherBoard [RAMPS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0" office:value-type="string" calcext:value-type="string">
            <text:p>Alternative Boards components</text:p>
          </table:table-cell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Main Board [RAMPS1.4]</text:p>
          </table:table-cell>
          <table:table-cell table:style-name="ce32" office:value-type="string" calcext:value-type="string">
            <text:p><text:a xlink:href="https://www.aliexpress.com/item/RAMPS-1-4-3D-printer-control-panel-printer-Control-Reprap-MendelPrusa-with-Retail-Box/32716345405.html?spm=2114.01020208.3.17.YhTHGI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17912aa6-a2f3-4e34-abc7-9f417cbec4b0" xlink:type="simple">https://www.aliexpress.com/item/RAMPS-1-4-3D-printer-control-panel-printer-Control-Reprap-MendelPrusa-with-Retail-Box/32716345405.html?spm=2114.01020208.3.17.YhTHGI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17912aa6-a2f3-4e34-abc7-9f417cbec4b0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3.69" calcext:value-type="float">
            <text:p>$3.69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rduino Mega 2560 clone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7.13" calcext:value-type="float">
            <text:p>$7.13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tepper motor drivers[type:A4988 driver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string" calcext:value-type="string">
            <text:p>$0,73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1" office:value-type="string" calcext:value-type="string">
            <text:p>sub-total</text:p>
          </table:table-cell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7" table:formula="of:=SUM([.H23:.H25])*SUM([.A19:.A21])+ SUM([.A23:.A25])" office:value-type="string" office:string-value="$38.46" calcext:value-type="string">
            <text:p>$38.46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2" office:value-type="string" calcext:value-type="string">
            <text:p>Motion </text:p>
          </table:table-cell>
          <table:table-cell table:style-name="ce26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4" office:value-type="string" calcext:value-type="string">
            <text:p>X, Y, Z linear bearings: LM8UU bearings <text:s/>(4 per axis) <text:s text:c="5"/></text:p>
          </table:table-cell>
          <table:table-cell table:style-name="ce30"/>
          <table:table-cell table:style-name="ce46"/>
          <table:table-cell table:style-name="ce57"/>
          <table:table-cell table:style-name="ce65"/>
          <table:table-cell table:style-name="ce75"/>
          <table:table-cell table:style-name="ce85" office:value-type="float" office:value="5.7" calcext:value-type="float">
            <text:p>$5.70</text:p>
          </table:table-cell>
          <table:table-cell table:style-name="ce46" office:value-type="float" office:value="9.76" calcext:value-type="float">
            <text:p>$9.76</text:p>
          </table:table-cell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X, Y belt idlers<text:tab/>: GT2-2M 16T idler pulley, 3mm bore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2.48" calcext:value-type="float">
            <text:p>$2.48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X,Y, belt pulleys GT2-2M 16T pulleys, 5mm bore (set with belt)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chrome rots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Flexible couppers</text:p>
          </table:table-cell>
          <table:table-cell table:style-name="ce32" office:value-type="string" calcext:value-type="string">
            <text:p><text:a xlink:href="https://www.aliexpress.com/premium/flexible-coupler-5x5x25mm.html?ltype=wholesale&amp;ltype=wholesale&amp;d=y&amp;d=y&amp;origin=y&amp;origin=y&amp;isViewCP=y&amp;isViewCP=y&amp;catId=0&amp;initiative_id=SB_20170304161704&amp;SearchText=flexible+coupler+5x5x25mm&amp;blanktest=0&amp;blanktest=0&amp;tc=ppc&amp;aff_platform=link-c-tool&amp;cpt=1489154800212&amp;sk=6m6yFq3&amp;aff_trace_key=4b573a5d2cb24167b25d7dedb8511e06-1489154800212-05536-6m6yFq3" xlink:type="simple">https://www.aliexpress.com/premium/flexible-coupler-5x5x25mm.html?ltype=wholesale&amp;ltype=wholesale&amp;d=y&amp;d=y&amp;origin=y&amp;origin=y&amp;isViewCP=y&amp;isViewCP=y&amp;catId=0&amp;initiative_id=SB_20170304161704&amp;SearchText=flexible+coupler+5x5x25mm&amp;blanktest=0&amp;blanktest=0&amp;tc=ppc&amp;aff_platform=link-c-tool&amp;cpt=1489154800212&amp;sk=6m6yFq3&amp;aff_trace_key=4b573a5d2cb24167b25d7dedb8511e06-1489154800212-05536-6m6yFq3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Frame</text:p>
          </table:table-cell>
          <table:table-cell table:style-name="ce2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Frame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Magnet [type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Printed/CAD parts</text:p>
          </table:table-cell>
          <table:table-cell table:style-name="ce2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Idler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Universal Axis Motor interface sub-module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3" office:value-type="string" calcext:value-type="string">
            <text:p>Carriage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5" table:number-columns-repeated="2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Fasteners M6x31</text:p>
          </table:table-cell>
          <table:table-cell table:style-name="ce28"/>
          <table:table-cell table:style-name="ce36"/>
          <table:table-cell table:style-name="ce48"/>
          <table:table-cell table:style-name="ce59"/>
          <table:table-cell table:style-name="ce69"/>
          <table:table-cell table:style-name="ce79"/>
          <table:table-cell table:style-name="ce36"/>
          <table:table-cell table:style-name="ce48"/>
          <table:table-cell table:style-name="ce59"/>
          <table:table-cell table:style-name="ce69"/>
          <table:table-cell table:style-name="ce79"/>
          <table:table-cell table:style-name="ce36"/>
          <table:table-cell table:style-name="ce48"/>
          <table:table-cell table:style-name="ce59"/>
          <table:table-cell table:style-name="ce69"/>
          <table:table-cell table:style-name="ce79"/>
          <table:table-cell table:style-name="ce36"/>
          <table:table-cell table:style-name="ce59"/>
          <table:table-cell table:style-name="ce79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Fasteners/ Nuts per Idler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Fasteners/Nuts per Motor interface submodule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Fasteners/Nuts per Carriage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6" table:formula="of:=SUM([.A47:.A49])*SUM([.A42:.A44])" office:value-type="string" office:string-value="117" calcext:value-type="string">
            <text:p>117</text:p>
          </table:table-cell>
          <table:table-cell table:style-name="ce29" office:value-type="string" calcext:value-type="string">
            <text:p>Total Number of Fasteners</text:p>
          </table:table-cell>
          <table:table-cell table:style-name="ce37"/>
          <table:table-cell table:style-name="ce49"/>
          <table:table-cell table:style-name="ce60"/>
          <table:table-cell table:style-name="ce70"/>
          <table:table-cell table:style-name="ce80"/>
          <table:table-cell table:style-name="ce37"/>
          <table:table-cell table:style-name="ce49"/>
          <table:table-cell table:style-name="ce60"/>
          <table:table-cell table:style-name="ce70"/>
          <table:table-cell table:style-name="ce80"/>
          <table:table-cell table:style-name="ce37"/>
          <table:table-cell table:style-name="ce49"/>
          <table:table-cell table:style-name="ce60"/>
          <table:table-cell table:style-name="ce70"/>
          <table:table-cell table:style-name="ce80"/>
          <table:table-cell table:style-name="ce37"/>
          <table:table-cell table:style-name="ce60"/>
          <table:table-cell table:style-name="ce80"/>
          <table:table-cell table:style-name="ce100" table:number-columns-repeated="6"/>
          <table:table-cell table:number-columns-repeated="998"/>
        </table:table-row>
        <table:table-row table:style-name="ro1">
          <table:table-cell table:style-name="ce16" table:formula="of:=SUM([.A47:.A49])*SUM([.A42:.A44])" office:value-type="string" office:string-value="117" calcext:value-type="string">
            <text:p>117</text:p>
          </table:table-cell>
          <table:table-cell table:style-name="ce29" office:value-type="string" calcext:value-type="string">
            <text:p>Total Number of Nuts</text:p>
          </table:table-cell>
          <table:table-cell table:style-name="ce37"/>
          <table:table-cell table:style-name="ce49"/>
          <table:table-cell table:style-name="ce60"/>
          <table:table-cell table:style-name="ce70"/>
          <table:table-cell table:style-name="ce80"/>
          <table:table-cell table:style-name="ce37"/>
          <table:table-cell table:style-name="ce49"/>
          <table:table-cell table:style-name="ce60"/>
          <table:table-cell table:style-name="ce70"/>
          <table:table-cell table:style-name="ce80"/>
          <table:table-cell table:style-name="ce37"/>
          <table:table-cell table:style-name="ce49"/>
          <table:table-cell table:style-name="ce60"/>
          <table:table-cell table:style-name="ce70"/>
          <table:table-cell table:style-name="ce80"/>
          <table:table-cell table:style-name="ce37"/>
          <table:table-cell table:style-name="ce60"/>
          <table:table-cell table:style-name="ce80"/>
          <table:table-cell table:style-name="ce100" table:number-columns-repeated="6"/>
          <table:table-cell table:number-columns-repeated="998"/>
        </table:table-row>
        <table:table-row table:style-name="ro1">
          <table:table-cell table:style-name="ce17" office:value-type="string" calcext:value-type="string">
            <text:p>Fasteners for Stepper Motors: </text:p>
          </table:table-cell>
          <table:table-cell table:style-name="ce17"/>
          <table:table-cell table:style-name="ce38"/>
          <table:table-cell table:style-name="ce50"/>
          <table:table-cell table:style-name="ce61"/>
          <table:table-cell table:style-name="ce71"/>
          <table:table-cell table:style-name="ce81"/>
          <table:table-cell table:style-name="ce38"/>
          <table:table-cell table:style-name="ce50"/>
          <table:table-cell table:style-name="ce61"/>
          <table:table-cell table:style-name="ce71"/>
          <table:table-cell table:style-name="ce81"/>
          <table:table-cell table:style-name="ce38"/>
          <table:table-cell table:style-name="ce50"/>
          <table:table-cell table:style-name="ce61"/>
          <table:table-cell table:style-name="ce71"/>
          <table:table-cell table:style-name="ce81"/>
          <table:table-cell table:style-name="ce38"/>
          <table:table-cell table:style-name="ce61"/>
          <table:table-cell table:style-name="ce81"/>
          <table:table-cell table:style-name="ce17" table:number-columns-repeated="6"/>
          <table:table-cell table:number-columns-repeated="998"/>
        </table:table-row>
        <table:table-row table:style-name="ro1" table:number-rows-repeated="2">
          <table:table-cell table:style-name="ce18" table:number-columns-repeated="2"/>
          <table:table-cell table:style-name="ce39"/>
          <table:table-cell table:style-name="ce51"/>
          <table:table-cell table:style-name="ce62"/>
          <table:table-cell table:style-name="ce72"/>
          <table:table-cell table:style-name="ce82"/>
          <table:table-cell table:style-name="ce39"/>
          <table:table-cell table:style-name="ce51"/>
          <table:table-cell table:style-name="ce62"/>
          <table:table-cell table:style-name="ce72"/>
          <table:table-cell table:style-name="ce82"/>
          <table:table-cell table:style-name="ce39"/>
          <table:table-cell table:style-name="ce51"/>
          <table:table-cell table:style-name="ce62"/>
          <table:table-cell table:style-name="ce72"/>
          <table:table-cell table:style-name="ce82"/>
          <table:table-cell table:style-name="ce39"/>
          <table:table-cell table:style-name="ce62"/>
          <table:table-cell table:style-name="ce82"/>
          <table:table-cell table:style-name="ce18" table:number-columns-repeated="6"/>
          <table:table-cell table:number-columns-repeated="998"/>
        </table:table-row>
        <table:table-row table:style-name="ro1">
          <table:table-cell table:style-name="ce19" office:value-type="string" calcext:value-type="string">
            <text:p>Magnets</text:p>
          </table:table-cell>
          <table:table-cell table:style-name="ce19"/>
          <table:table-cell table:style-name="ce40"/>
          <table:table-cell table:style-name="ce52"/>
          <table:table-cell table:style-name="ce63"/>
          <table:table-cell table:style-name="ce73"/>
          <table:table-cell table:style-name="ce83"/>
          <table:table-cell table:style-name="ce40"/>
          <table:table-cell table:style-name="ce52"/>
          <table:table-cell table:style-name="ce63"/>
          <table:table-cell table:style-name="ce73"/>
          <table:table-cell table:style-name="ce83"/>
          <table:table-cell table:style-name="ce40"/>
          <table:table-cell table:style-name="ce52"/>
          <table:table-cell table:style-name="ce63"/>
          <table:table-cell table:style-name="ce73"/>
          <table:table-cell table:style-name="ce83"/>
          <table:table-cell table:style-name="ce40"/>
          <table:table-cell table:style-name="ce63"/>
          <table:table-cell table:style-name="ce83"/>
          <table:table-cell table:style-name="ce19" table:number-columns-repeated="6"/>
          <table:table-cell table:number-columns-repeated="998"/>
        </table:table-row>
        <table:table-row table:style-name="ro1">
          <table:table-cell table:style-name="ce20"/>
          <table:table-cell table:style-name="ce13" office:value-type="string" calcext:value-type="string">
            <text:p>Magnets per Idler // Look at the 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Magnets per carriage</text:p>
          </table:table-cell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 table:number-rows-repeated="58">
          <table:table-cell table:style-name="ce13" table:number-columns-repeated="2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RAMPS Version'.A12:'RAMPS Version'.Z12">
            <calcext:condition calcext:apply-style-name="ConditionalStyle_1" calcext:value="formula-is(LEN(TRIM([.A12]))&gt;0)" calcext:base-cell-address="'RAMPS Version'.A12"/>
          </calcext:conditional-format>
          <calcext:conditional-format calcext:target-range-address="'RAMPS Version'.A26:'RAMPS Version'.A26">
            <calcext:condition calcext:apply-style-name="ConditionalStyle_1" calcext:value="formula-is(LEN(TRIM([.A26]))&gt;0)" calcext:base-cell-address="'RAMPS Version'.A26"/>
          </calcext:conditional-format>
          <calcext:conditional-format calcext:target-range-address="'RAMPS Version'.H26:'RAMPS Version'.H26">
            <calcext:condition calcext:apply-style-name="ConditionalStyle_1" calcext:value="formula-is(LEN(TRIM([.H26]))&gt;0)" calcext:base-cell-address="'RAMPS Version'.H26"/>
          </calcext:conditional-format>
          <calcext:conditional-format calcext:target-range-address="'RAMPS Version'.A50:'RAMPS Version'.Z51">
            <calcext:condition calcext:apply-style-name="ConditionalStyle_1" calcext:value="formula-is(LEN(TRIM([.A50]))&gt;0)" calcext:base-cell-address="'RAMPS Version'.A50"/>
          </calcext:conditional-format>
        </calcext:conditional-formats>
      </table:table>
      <table:table table:name="Original" table:style-name="ta2"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8" table:default-cell-style-name="Default"/>
        <table:table-row table:style-name="ro1">
          <table:table-cell table:style-name="ce1" office:value-type="string" calcext:value-type="string">
            <text:p>QUANTITY NEEDED</text:p>
          </table:table-cell>
          <table:table-cell table:style-name="ce1" office:value-type="string" calcext:value-type="string">
            <text:p>ITEM DESCRIPTION</text:p>
          </table:table-cell>
          <table:table-cell table:style-name="ce1" office:value-type="string" calcext:value-type="string">
            <text:p>ORDERING LINK 1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1" office:value-type="string" calcext:value-type="string">
            <text:p>PRICE EA 1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office:annotation draw:style-name="gr3" draw:text-style-name="P2" svg:width="58.51pt" svg:height="216.94pt" svg:x="684.74pt" svg:y="-63.84pt" draw:caption-point-x="-11.54pt" draw:caption-point-y="64.12pt">
              <dc:date>2018-08-21T00:00:00</dc:date>
              <text:p text:style-name="P1">To 64469 zip code, central USA (Missouri location), assuming enough parts for 12 machine builds as the nominal working quantity</text:p>
              <text:p text:style-name="P1"/>
              <text:p text:style-name="P1"/>
            </office:annotation>
            <text:p>SUPPLIER SHIPPING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1" office:value-type="string" calcext:value-type="string">
            <office:annotation draw:style-name="gr3" draw:text-style-name="P2" svg:width="262.49pt" svg:height="64.37pt" svg:x="800.25pt" svg:y="12.44pt" draw:caption-point-x="-11.54pt" draw:caption-point-y="-12.16pt">
              <dc:date>2018-08-21T00:00:00</dc:date>
              <text:p text:style-name="P1">To 64469 zip code, central USA (Missouri location), assuming enough parts for 12 machine builds as the nominal working quantity</text:p>
              <text:p text:style-name="P1"/>
              <text:p text:style-name="P1"/>
            </office:annotation>
            <text:p>MOQ SUPPLIER</text:p>
          </table:table-cell>
          <table:table-cell table:style-name="ce90" office:value-type="string" calcext:value-type="string">
            <office:annotation draw:style-name="gr2" draw:text-style-name="P2" svg:width="303.02pt" svg:height="111.32pt" svg:x="842.23pt" svg:y="2.83pt" draw:caption-point-x="-11.54pt" draw:caption-point-y="-2.55pt">
              <dc:date>2018-08-21T00:00:00</dc:date>
              <text:p text:style-name="P1">Includes shipping. Take the preferred supplier. Take price at MOQ. Assuming that MOQ is typically &gt; Quantity Used for the on-demand production scenario, this implies keeping stock, and usage price should always be lower. Thus, this system works out at the quantity of a minimum of 12 items produced.</text:p>
              <text:p text:style-name="P1"><text:s/></text:p>
              <text:p text:style-name="P1"/>
              <text:p text:style-name="P1"/>
              <text:p text:style-name="P1"/>
            </office:annotation>
            <text:p>SUPPLIER PRICE</text:p>
          </table:table-cell>
          <table:table-cell table:style-name="ce92" office:value-type="string" calcext:value-type="string">
            <office:annotation draw:style-name="gr3" draw:text-style-name="P2" svg:width="283.49pt" svg:height="48.76pt" svg:x="924.75pt" svg:y="20.24pt" draw:caption-point-x="-11.54pt" draw:caption-point-y="-19.96pt">
              <dc:date>2018-08-21T00:00:00</dc:date>
              <text:p text:style-name="P1">Defined as (QUANTITY USED/MOQ)*PRICE</text:p>
              <text:p text:style-name="P1"/>
              <text:p text:style-name="P1"/>
            </office:annotation>
            <text:p>USAGE PRICE</text:p>
          </table:table-cell>
          <table:table-cell table:style-name="ce1" office:value-type="string" calcext:value-type="string">
            <text:p>LEAD TIMES</text:p>
          </table:table-cell>
          <table:table-cell table:style-name="ce1" office:value-type="string" calcext:value-type="string">
            <text:p>PREFERRED VENDORS</text:p>
          </table:table-cell>
          <table:table-cell table:style-name="ce1" office:value-type="string" calcext:value-type="string">
            <text:p>PREFERRED PART #</text:p>
          </table:table-cell>
          <table:table-cell table:style-name="ce1" office:value-type="string" calcext:value-type="string">
            <text:p>WEIGHT EACH (lb)</text:p>
          </table:table-cell>
          <table:table-cell table:style-name="ce1" office:value-type="string" calcext:value-type="string">
            <text:p>WEIGHT TOTAL</text:p>
          </table:table-cell>
          <table:table-cell table:style-name="ce1" office:value-type="string" calcext:value-type="string">
            <text:p>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ctuators</text:p>
          </table:table-cell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4" table:number-columns-repeated="6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M4x40 socket head screw</text:p>
          </table:table-cell>
          <table:table-cell table:style-name="ce31" office:value-type="string" calcext:value-type="string">
            <text:p><text:a xlink:href="http://www.hexcrews.com/m4x40-socket-cap-screw.aspx" xlink:type="simple">http://www.hexcrews.com/m4x40-socket-cap-screw.aspx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float" office:value="0.1" calcext:value-type="float">
            <text:p>0.1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9" office:value-type="float" office:value="0.25" calcext:value-type="float">
            <text:p>0.25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float" office:value="5" calcext:value-type="float">
            <text:p>5</text:p>
          </table:table-cell>
          <table:table-cell table:style-name="ce91" table:formula="of:=[.A3]*[.H3]+[.A3]*[.M3]" office:value-type="string" office:string-value="0.7" calcext:value-type="string">
            <text:p>0.7</text:p>
          </table:table-cell>
          <table:table-cell table:style-name="ce93" office:value-type="float" office:value="0.7" calcext:value-type="float">
            <text:p>0.7</text:p>
          </table:table-cell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t cooling fan [type: 50mm radial fan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1.16" calcext:value-type="float">
            <text:p>$1.16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tepper motors[type:NEMA17 stepper motor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MK8 </text:p>
          </table:table-cell>
          <table:table-cell table:style-name="ce32" office:value-type="string" calcext:value-type="string">
            <text:p><text:a xlink:href="https://www.aliexpress.com/item/3d-printer-nozzle-Accessory-Kit-extruder-MK8-latest-update/32472360691.html?spm=2114.01010208.3.218.Y2gGHa&amp;ws_ab_test=searchweb0_0,searchweb201602_4_10065_10068_433_434_10136_10137_10138_10060_10062_10056_10055_10054_302_10059_10099_10103_10102_10096_10052_10053_10050_10107_10051_10106_10084_10083_10119_10080_10082_10081_10110_10111_10112_10113_10114_10078_10079_10073_10070_10122_10123_10120_10126_6000000_10124,searchweb201603_9,afswitch_1_afChannel,ppcSwitch_2,single_sort_0_price_asc&amp;btsid=fb00d909-4ce5-4151-803d-a80986a3c7d9&amp;algo_expid=1227b62d-0d41-485f-945d-ebea6d8ecac4-29&amp;algo_pvid=1227b62d-0d41-485f-945d-ebea6d8ecac4" xlink:type="simple">https://www.aliexpress.com/item/3d-printer-nozzle-Accessory-Kit-extruder-MK8-latest-update/32472360691.html?spm=2114.01010208.3.218.Y2gGHa&amp;ws_ab_test=searchweb0_0,searchweb201602_4_10065_10068_433_434_10136_10137_10138_10060_10062_10056_10055_10054_302_10059_10099_10103_10102_10096_10052_10053_10050_10107_10051_10106_10084_10083_10119_10080_10082_10081_10110_10111_10112_10113_10114_10078_10079_10073_10070_10122_10123_10120_10126_6000000_10124,searchweb201603_9,afswitch_1_afChannel,ppcSwitch_2,single_sort_0_price_asc&amp;btsid=fb00d909-4ce5-4151-803d-a80986a3c7d9&amp;algo_expid=1227b62d-0d41-485f-945d-ebea6d8ecac4-29&amp;algo_pvid=1227b62d-0d41-485f-945d-ebea6d8ecac4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17.98" calcext:value-type="float">
            <text:p>$17.98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tend Extruter liner[type:2x4mm bowden tube]</text:p>
          </table:table-cell>
          <table:table-cell table:style-name="ce32" office:value-type="string" calcext:value-type="string">
            <text:p><text:a xlink:href="http://s.click.aliexpress.com/e/Eqf6MBA" xlink:type="simple">http://s.click.aliexpress.com/e/Eqf6MBA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Extruder [type:E3D v6 Jhead with fan and thermistor]</text:p>
          </table:table-cell>
          <table:table-cell table:style-name="ce32" office:value-type="string" calcext:value-type="string">
            <text:p><text:a xlink:href="https://www.aliexpress.com/premium/E3D-v6.html?ltype=wholesale&amp;ltype=wholesale&amp;d=y&amp;d=y&amp;origin=y&amp;origin=y&amp;isViewCP=y&amp;isViewCP=y&amp;catId=0&amp;initiative_id=SB_20170222161537&amp;SearchText=E3D+v6&amp;blanktest=0&amp;blanktest=0&amp;tc=ppc&amp;aff_platform=link-c-tool&amp;cpt=1489158301133&amp;sk=V33zzBI&amp;aff_trace_key=cf666c61a0a94cc29a52bbb2ed0ff59b-1489158301133-06983-V33zzBI" xlink:type="simple">https://www.aliexpress.com/premium/E3D-v6.html?ltype=wholesale&amp;ltype=wholesale&amp;d=y&amp;d=y&amp;origin=y&amp;origin=y&amp;isViewCP=y&amp;isViewCP=y&amp;catId=0&amp;initiative_id=SB_20170222161537&amp;SearchText=E3D+v6&amp;blanktest=0&amp;blanktest=0&amp;tc=ppc&amp;aff_platform=link-c-tool&amp;cpt=1489158301133&amp;sk=V33zzBI&amp;aff_trace_key=cf666c61a0a94cc29a52bbb2ed0ff59b-1489158301133-06983-V33zzBI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5" calcext:value-type="float">
            <text:p>$5.00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Extruder 2[type: MK8 <text:s/>]</text:p>
          </table:table-cell>
          <table:table-cell table:style-name="ce32" office:value-type="string" calcext:value-type="string">
            <text:p><text:a xlink:href="https://www.aliexpress.com/item/2015-3D-printer-latest-MK8-extruder-Makerbot-Prusa-i3-Printhead-full-metal-extrusion-head-single-exturder/32380303211.html?spm=2114.01020208.3.19.xWylRy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dd8752f0-6219-4e20-8d4f-07093a8b35db" xlink:type="simple">https://www.aliexpress.com/item/2015-3D-printer-latest-MK8-extruder-Makerbot-Prusa-i3-Printhead-full-metal-extrusion-head-single-exturder/32380303211.html?spm=2114.01020208.3.19.xWylRy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dd8752f0-6219-4e20-8d4f-07093a8b35db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6" office:value-type="float" office:value="30.6" calcext:value-type="float">
            <text:p>$30.60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CD module[type: LCD Controller, character-based version]</text:p>
          </table:table-cell>
          <table:table-cell table:style-name="ce32" office:value-type="string" calcext:value-type="string">
            <text:p><text:a xlink:href="https://www.aliexpress.com/premium/ramps-2004.html?ltype=wholesale&amp;ltype=wholesale&amp;d=y&amp;d=y&amp;origin=y&amp;origin=y&amp;isViewCP=y&amp;isViewCP=y&amp;catId=0&amp;initiative_id=SB_20170222154840&amp;SearchText=ramps+2004&amp;blanktest=0&amp;blanktest=0&amp;tc=ppc&amp;aff_platform=link-c-tool&amp;cpt=1489157302136&amp;sk=yfeEu3r&amp;aff_trace_key=3f1b20a86a5040e3814232055c49e375-1489157302136-07792-yfeEu3r" xlink:type="simple">https://www.aliexpress.com/premium/ramps-2004.html?ltype=wholesale&amp;ltype=wholesale&amp;d=y&amp;d=y&amp;origin=y&amp;origin=y&amp;isViewCP=y&amp;isViewCP=y&amp;catId=0&amp;initiative_id=SB_20170222154840&amp;SearchText=ramps+2004&amp;blanktest=0&amp;blanktest=0&amp;tc=ppc&amp;aff_platform=link-c-tool&amp;cpt=1489157302136&amp;sk=yfeEu3r&amp;aff_trace_key=3f1b20a86a5040e3814232055c49e375-1489157302136-07792-yfeEu3r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ed bed [type:Reprap heated bed aluminum ]</text:p>
          </table:table-cell>
          <table:table-cell table:style-name="ce32" office:value-type="string" calcext:value-type="string">
            <text:p><text:a xlink:href="https://www.aliexpress.com/premium/heated-bed-aluminum.html?ltype=wholesale&amp;ltype=wholesale&amp;d=y&amp;d=y&amp;origin=y&amp;origin=y&amp;isViewCP=y&amp;isViewCP=y&amp;catId=0&amp;initiative_id=SB_20170222161025&amp;SearchText=heated+bed+aluminum&amp;blanktest=0&amp;blanktest=0&amp;tc=ppc&amp;aff_platform=link-c-tool&amp;cpt=1489157186691&amp;sk=RRVnaMz&amp;aff_trace_key=9b380576c02b433999f8c4886940dfcc-1489157186691-06014-RRVnaMz" xlink:type="simple">https://www.aliexpress.com/premium/heated-bed-aluminum.html?ltype=wholesale&amp;ltype=wholesale&amp;d=y&amp;d=y&amp;origin=y&amp;origin=y&amp;isViewCP=y&amp;isViewCP=y&amp;catId=0&amp;initiative_id=SB_20170222161025&amp;SearchText=heated+bed+aluminum&amp;blanktest=0&amp;blanktest=0&amp;tc=ppc&amp;aff_platform=link-c-tool&amp;cpt=1489157186691&amp;sk=RRVnaMz&amp;aff_trace_key=9b380576c02b433999f8c4886940dfcc-1489157186691-06014-RRVnaMz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6.42" calcext:value-type="float">
            <text:p>$6.42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01" office:value-type="string" calcext:value-type="string">
            <text:p>sub-total</text:p>
          </table:table-cell>
          <table:table-cell table:style-name="ce102"/>
          <table:table-cell table:style-name="ce103"/>
          <table:table-cell table:style-name="ce105"/>
          <table:table-cell table:style-name="ce106"/>
          <table:table-cell table:style-name="ce107"/>
          <table:table-cell table:style-name="ce108"/>
          <table:table-cell table:style-name="ce103" table:formula="of:=SUM([.H2:.H11])" office:value-type="string" office:string-value="61.26" calcext:value-type="string">
            <text:p>61.26</text:p>
          </table:table-cell>
          <table:table-cell table:style-name="ce105"/>
          <table:table-cell table:style-name="ce106"/>
          <table:table-cell table:style-name="ce107"/>
          <table:table-cell table:style-name="ce108"/>
          <table:table-cell table:style-name="ce103"/>
          <table:table-cell table:style-name="ce105"/>
          <table:table-cell table:style-name="ce106"/>
          <table:table-cell table:style-name="ce107"/>
          <table:table-cell table:style-name="ce108"/>
          <table:table-cell table:style-name="ce103"/>
          <table:table-cell table:style-name="ce106"/>
          <table:table-cell table:style-name="ce108"/>
          <table:table-cell table:style-name="ce109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Sensors</text:p>
          </table:table-cell>
          <table:table-cell table:style-name="ce2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Heated bed temperature sensor</text:p>
          </table:table-cell>
          <table:table-cell table:style-name="ce32" office:value-type="string" calcext:value-type="string">
            <text:p><text:a xlink:href="https://www.aliexpress.com/premium/thermistor-100k-cable.html?ltype=wholesale&amp;d=y&amp;origin=y&amp;isViewCP=y&amp;minPrice=&amp;maxPrice=0.6&amp;isBigSale=n&amp;isFreeShip=n&amp;isFavorite=n&amp;isRtl=n&amp;isLocalReturn=n&amp;isMobileExclusive=n&amp;shipCountry=DE&amp;shipFromCountry=&amp;shipCompanies=&amp;SearchText=thermistor+100k+cable&amp;CatId=0&amp;g=y&amp;initiative_id=SB_20170222160809&amp;needQuery=y&amp;tc=ppc&amp;aff_platform=link-c-tool&amp;cpt=1489156206068&amp;sk=nqvJUrN&amp;aff_trace_key=59a840afa8524c1f87af21486ed9896b-1489156206068-07705-nqvJUrN&amp;blanktest=0" xlink:type="simple">https://www.aliexpress.com/premium/thermistor-100k-cable.html?ltype=wholesale&amp;d=y&amp;origin=y&amp;isViewCP=y&amp;minPrice=&amp;maxPrice=0.6&amp;isBigSale=n&amp;isFreeShip=n&amp;isFavorite=n&amp;isRtl=n&amp;isLocalReturn=n&amp;isMobileExclusive=n&amp;shipCountry=DE&amp;shipFromCountry=&amp;shipCompanies=&amp;SearchText=thermistor+100k+cable&amp;CatId=0&amp;g=y&amp;initiative_id=SB_20170222160809&amp;needQuery=y&amp;tc=ppc&amp;aff_platform=link-c-tool&amp;cpt=1489156206068&amp;sk=nqvJUrN&amp;aff_trace_key=59a840afa8524c1f87af21486ed9896b-1489156206068-07705-nqvJUrN&amp;blanktest=0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0.52" calcext:value-type="float">
            <text:p>$0.52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Z-probe[type:5V M8 inductive sensor]</text:p>
          </table:table-cell>
          <table:table-cell table:style-name="ce32" office:value-type="string" calcext:value-type="string">
            <text:p><text:a xlink:href="https://www.aliexpress.com/premium/5v-m8-inductive.html?ltype=wholesale&amp;ltype=wholesale&amp;d=y&amp;d=y&amp;origin=y&amp;origin=y&amp;isViewCP=y&amp;isViewCP=y&amp;catId=0&amp;initiative_id=SB_20170222161220&amp;SearchText=5v+m8+inductive&amp;blanktest=0&amp;blanktest=0&amp;tc=ppc&amp;aff_platform=link-c-tool&amp;cpt=1489157463609&amp;sk=UnYVZFe&amp;aff_trace_key=4170021dfdb44482873bd03945af3c6e-1489157463609-04908-UnYVZFe" xlink:type="simple">https://www.aliexpress.com/premium/5v-m8-inductive.html?ltype=wholesale&amp;ltype=wholesale&amp;d=y&amp;d=y&amp;origin=y&amp;origin=y&amp;isViewCP=y&amp;isViewCP=y&amp;catId=0&amp;initiative_id=SB_20170222161220&amp;SearchText=5v+m8+inductive&amp;blanktest=0&amp;blanktest=0&amp;tc=ppc&amp;aff_platform=link-c-tool&amp;cpt=1489157463609&amp;sk=UnYVZFe&amp;aff_trace_key=4170021dfdb44482873bd03945af3c6e-1489157463609-04908-UnYVZFe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Wiring</text:p>
          </table:table-cell>
          <table:table-cell table:style-name="ce12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7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25" office:value-type="string" calcext:value-type="string">
            <text:p>Reprap 14pcs wire set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3.05" calcext:value-type="float">
            <text:p>$3.05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8" office:value-type="string" calcext:value-type="string">
            <text:p>Boards/ Power</text:p>
          </table:table-cell>
          <table:table-cell table:style-name="ce2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96" table:number-columns-repeated="6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ndstops boards [type: ]</text:p>
          </table:table-cell>
          <table:table-cell table:style-name="ce32" office:value-type="string" calcext:value-type="string">
            <text:p><text:a xlink:href="https://www.aliexpress.com/premium/reprap-endstop.html?ltype=wholesale&amp;ltype=wholesale&amp;d=y&amp;d=y&amp;origin=y&amp;origin=y&amp;isViewCP=y&amp;isViewCP=y&amp;catId=0&amp;initiative_id=SB_20170222161143&amp;SearchText=reprap+endstop&amp;blanktest=0&amp;blanktest=0&amp;tc=ppc&amp;aff_platform=link-c-tool&amp;cpt=1489155181463&amp;sk=aUJURJy&amp;aff_trace_key=fa5699bec097475792834e6caadeb431-1489155181463-06810-aUJURJy" xlink:type="simple">https://www.aliexpress.com/premium/reprap-endstop.html?ltype=wholesale&amp;ltype=wholesale&amp;d=y&amp;d=y&amp;origin=y&amp;origin=y&amp;isViewCP=y&amp;isViewCP=y&amp;catId=0&amp;initiative_id=SB_20170222161143&amp;SearchText=reprap+endstop&amp;blanktest=0&amp;blanktest=0&amp;tc=ppc&amp;aff_platform=link-c-tool&amp;cpt=1489155181463&amp;sk=aUJURJy&amp;aff_trace_key=fa5699bec097475792834e6caadeb431-1489155181463-06810-aUJURJy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table:formula="of:=0.34*2" office:value-type="string" office:string-value="$0.68" calcext:value-type="string">
            <text:p>$0.68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supply</text:p>
          </table:table-cell>
          <table:table-cell table:style-name="ce32" office:value-type="string" calcext:value-type="string">
            <text:p><text:a xlink:href="https://www.aliexpress.com/wholesale?catId=0&amp;initiative_id=SB_20170310060905&amp;isPremium=y&amp;SearchText=dc12v+20a" xlink:type="simple">https://www.aliexpress.com/wholesale?catId=0&amp;initiative_id=SB_20170310060905&amp;isPremium=y&amp;SearchText=dc12v+20a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6" office:value-type="float" office:value="20.7" calcext:value-type="float">
            <text:p>$20.70</text:p>
          </table:table-cell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MotherBoard [Rambo]</text:p>
          </table:table-cell>
          <table:table-cell table:style-name="ce104" office:value-type="string" calcext:value-type="string">
            <text:p><text:a xlink:href="https://www.aliexpress.com/item/Geeetech-Rambo-1-2G-reprap-3d-printer-controller-board-compatible-for-arduino/32240183085.html?spm=2114.01020208.3.1.3DzB52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15bb1255-7407-4fd2-a165-255eced0e52f&amp;algo_expid=4f1622b0-2f7d-4bb4-a4de-b4f6674b7d0e-0&amp;algo_pvid=4f1622b0-2f7d-4bb4-a4de-b4f6674b7d0e" xlink:type="simple">https://www.aliexpress.com/item/Geeetech-Rambo-1-2G-reprap-3d-printer-controller-board-compatible-for-arduino/32240183085.html?spm=2114.01020208.3.1.3DzB52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15bb1255-7407-4fd2-a165-255eced0e52f&amp;algo_expid=4f1622b0-2f7d-4bb4-a4de-b4f6674b7d0e-0&amp;algo_pvid=4f1622b0-2f7d-4bb4-a4de-b4f6674b7d0e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79.99" calcext:value-type="float">
            <text:p>$79.99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0" office:value-type="string" calcext:value-type="string">
            <text:p>Alternative Boards components</text:p>
          </table:table-cell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Main Board [RAMPS1.4]</text:p>
          </table:table-cell>
          <table:table-cell table:style-name="ce32" office:value-type="string" calcext:value-type="string">
            <text:p><text:a xlink:href="https://www.aliexpress.com/item/RAMPS-1-4-3D-printer-control-panel-printer-Control-Reprap-MendelPrusa-with-Retail-Box/32716345405.html?spm=2114.01020208.3.17.YhTHGI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17912aa6-a2f3-4e34-abc7-9f417cbec4b0" xlink:type="simple">https://www.aliexpress.com/item/RAMPS-1-4-3D-printer-control-panel-printer-Control-Reprap-MendelPrusa-with-Retail-Box/32716345405.html?spm=2114.01020208.3.17.YhTHGI&amp;s=p&amp;ws_ab_test=searchweb0_0,searchweb201602_3_10065_10068_433_10136_10137_10138_10060_10062_10056_10055_10054_302_10059_10099_10103_10102_10096_10052_10053_10050_10107_10051_10106_10084_10083_10080_10082_10081_10110_10111_10112_10113_10114_10078_10079_10073_10070_10122_10123_10126_10124,searchweb201603_3,afswitch_1,ppcSwitch_3_ppcChannel,single_sort_0_default&amp;btsid=17912aa6-a2f3-4e34-abc7-9f417cbec4b0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3.69" calcext:value-type="float">
            <text:p>$3.69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rduino Mega 2560 clone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7.13" calcext:value-type="float">
            <text:p>$7.13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tepper motor drivers[type:A4988 driver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4" office:value-type="string" calcext:value-type="string">
            <text:p>$0,73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sub-total</text:p>
          </table:table-cell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table:formula="of:=SUM([.H23:.H25])*SUM([.A19:.A21])+ SUM([.A23:.A25])" office:value-type="string" office:string-value="$38.46" calcext:value-type="string">
            <text:p>$38.46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12" office:value-type="string" calcext:value-type="string">
            <text:p>Motion </text:p>
          </table:table-cell>
          <table:table-cell table:style-name="ce26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X, Y, Z linear bearings: LM8UU bearings <text:s text:c="7"/></text:p>
          </table:table-cell>
          <table:table-cell table:style-name="ce30"/>
          <table:table-cell table:style-name="ce46"/>
          <table:table-cell table:style-name="ce57"/>
          <table:table-cell table:style-name="ce65"/>
          <table:table-cell table:style-name="ce75"/>
          <table:table-cell table:style-name="ce85" office:value-type="float" office:value="5.7" calcext:value-type="float">
            <text:p>$5.70</text:p>
          </table:table-cell>
          <table:table-cell table:style-name="ce46" office:value-type="float" office:value="9.76" calcext:value-type="float">
            <text:p>$9.76</text:p>
          </table:table-cell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X, Y belt idlers<text:tab/>: GT2-2M 16T idler pulley, 3mm bore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85" office:value-type="float" office:value="2.48" calcext:value-type="float">
            <text:p>$2.48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X,Y, belt pulleys GT2-2M 16T pulleys, 5mm bore (set with belt)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Flexible couppers</text:p>
          </table:table-cell>
          <table:table-cell table:style-name="ce32" office:value-type="string" calcext:value-type="string">
            <text:p><text:a xlink:href="https://www.aliexpress.com/premium/flexible-coupler-5x5x25mm.html?ltype=wholesale&amp;ltype=wholesale&amp;d=y&amp;d=y&amp;origin=y&amp;origin=y&amp;isViewCP=y&amp;isViewCP=y&amp;catId=0&amp;initiative_id=SB_20170304161704&amp;SearchText=flexible+coupler+5x5x25mm&amp;blanktest=0&amp;blanktest=0&amp;tc=ppc&amp;aff_platform=link-c-tool&amp;cpt=1489154800212&amp;sk=6m6yFq3&amp;aff_trace_key=4b573a5d2cb24167b25d7dedb8511e06-1489154800212-05536-6m6yFq3" xlink:type="simple">https://www.aliexpress.com/premium/flexible-coupler-5x5x25mm.html?ltype=wholesale&amp;ltype=wholesale&amp;d=y&amp;d=y&amp;origin=y&amp;origin=y&amp;isViewCP=y&amp;isViewCP=y&amp;catId=0&amp;initiative_id=SB_20170304161704&amp;SearchText=flexible+coupler+5x5x25mm&amp;blanktest=0&amp;blanktest=0&amp;tc=ppc&amp;aff_platform=link-c-tool&amp;cpt=1489154800212&amp;sk=6m6yFq3&amp;aff_trace_key=4b573a5d2cb24167b25d7dedb8511e06-1489154800212-05536-6m6yFq3</text:a></text:p>
          </table:table-cell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Embodiment</text:p>
          </table:table-cell>
          <table:table-cell table:style-name="ce2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Frame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Magnet [type]</text:p>
          </table:table-cell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Printed/CAD parts</text:p>
          </table:table-cell>
          <table:table-cell table:style-name="ce2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45"/>
          <table:table-cell table:style-name="ce56"/>
          <table:table-cell table:style-name="ce67"/>
          <table:table-cell table:style-name="ce77"/>
          <table:table-cell table:style-name="ce34"/>
          <table:table-cell table:style-name="ce56"/>
          <table:table-cell table:style-name="ce77"/>
          <table:table-cell table:style-name="ce99" table:number-columns-repeated="6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42"/>
          <table:table-cell table:style-name="ce54"/>
          <table:table-cell table:style-name="ce65"/>
          <table:table-cell table:style-name="ce75"/>
          <table:table-cell table:style-name="ce30"/>
          <table:table-cell table:style-name="ce54"/>
          <table:table-cell table:style-name="ce75"/>
          <table:table-cell table:style-name="ce13" table:number-columns-repeated="6"/>
          <table:table-cell table:number-columns-repeated="998"/>
        </table:table-row>
        <table:table-row table:style-name="ro1" table:number-rows-repeated="5">
          <table:table-cell table:style-name="ce15" table:number-columns-repeated="2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1" table:number-rows-repeated="62">
          <table:table-cell table:style-name="ce13" table:number-columns-repeated="2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47"/>
          <table:table-cell table:style-name="ce58"/>
          <table:table-cell table:style-name="ce68"/>
          <table:table-cell table:style-name="ce78"/>
          <table:table-cell table:style-name="ce35"/>
          <table:table-cell table:style-name="ce58"/>
          <table:table-cell table:style-name="ce78"/>
          <table:table-cell table:style-name="ce13" table:number-columns-repeated="6"/>
          <table:table-cell table:number-columns-repeated="99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MPS_20_Version" style:display-name="PageStyle_RAMPS 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inal" style:display-name="PageStyle_Orig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6" meta:object-count="0"/>
    <meta:generator>LibreOfficeDev/5.1.0.3$Linux_X86_64 LibreOffice_project/</meta:generator>
  </office:meta>
</office:document-meta>
</file>